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bdc03" officeooo:paragraph-rsid="000bdc03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bdc03" officeooo:paragraph-rsid="0025fc88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normal" officeooo:rsid="00154d0a" officeooo:paragraph-rsid="000d8828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25fc88" officeooo:paragraph-rsid="00277a3f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none" fo:font-weight="normal" officeooo:rsid="000c394f" officeooo:paragraph-rsid="000c39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108037" officeooo:paragraph-rsid="00108037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74bd4" officeooo:paragraph-rsid="00174bd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74bd4" officeooo:paragraph-rsid="0020a71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a9e12" officeooo:paragraph-rsid="001a9e1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234f52" officeooo:paragraph-rsid="00234f52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0d8828" officeooo:paragraph-rsid="000d882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style:text-underline-style="none" fo:font-weight="normal" officeooo:rsid="00108037" officeooo:paragraph-rsid="0010803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Table_20_Contents">
      <style:text-properties style:font-name="Courier New" fo:font-size="10pt" style:font-size-asian="10pt" style:font-size-complex="10pt"/>
    </style:style>
    <style:style style:name="P14" style:family="paragraph" style:parent-style-name="Table_20_Contents">
      <style:text-properties style:font-name="Courier New" fo:font-size="10pt" officeooo:paragraph-rsid="001bf0dc" style:font-size-asian="10pt" style:font-size-complex="10pt"/>
    </style:style>
    <style:style style:name="P15" style:family="paragraph" style:parent-style-name="Table_20_Contents">
      <style:text-properties fo:font-size="12pt" style:font-size-asian="10.5pt" style:font-size-complex="12pt"/>
    </style:style>
    <style:style style:name="P16" style:family="paragraph" style:parent-style-name="Table_20_Contents">
      <style:text-properties fo:font-size="12pt" officeooo:rsid="00291b0b" officeooo:paragraph-rsid="00291b0b" style:font-size-asian="10.5pt" style:font-size-complex="12pt"/>
    </style:style>
    <style:style style:name="P17" style:family="paragraph" style:parent-style-name="Table_20_Contents">
      <style:text-properties fo:font-size="12pt" officeooo:rsid="002b419f" officeooo:paragraph-rsid="002b419f" style:font-size-asian="10.5pt" style:font-size-complex="12pt"/>
    </style:style>
    <style:style style:name="P18" style:family="paragraph" style:parent-style-name="Table_20_Contents">
      <style:text-properties fo:font-size="12pt" officeooo:paragraph-rsid="002c2bca" style:font-size-asian="10.5pt" style:font-size-complex="12pt"/>
    </style:style>
    <style:style style:name="P19" style:family="paragraph" style:parent-style-name="Standard">
      <style:text-properties fo:font-size="12pt" style:text-underline-style="none" fo:font-weight="normal" officeooo:rsid="002887f7" officeooo:paragraph-rsid="00277a3f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2887f7" officeooo:paragraph-rsid="00310dbc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310dbc" officeooo:paragraph-rsid="00310dbc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solid" style:text-underline-width="auto" style:text-underline-color="font-color" fo:font-weight="bold" officeooo:rsid="00309ba3" officeooo:paragraph-rsid="00309ba3" style:font-size-asian="10.5pt" style:font-weight-asian="bold" style:font-size-complex="12pt" style:font-weight-complex="bold"/>
    </style:style>
    <style:style style:name="P23" style:family="paragraph" style:parent-style-name="Table_20_Contents">
      <style:text-properties style:font-name="Courier New" fo:font-size="10pt" style:font-size-asian="10pt" style:font-size-complex="10pt"/>
    </style:style>
    <style:style style:name="P24" style:family="paragraph" style:parent-style-name="Table_20_Contents">
      <style:text-properties fo:font-size="12pt" officeooo:rsid="002b419f" officeooo:paragraph-rsid="002dd66f" style:font-size-asian="10.5pt" style:font-size-complex="12pt"/>
    </style:style>
    <style:style style:name="P25" style:family="paragraph" style:parent-style-name="Table_20_Contents">
      <style:text-properties fo:font-size="12pt" officeooo:rsid="002b419f" officeooo:paragraph-rsid="002e5ad5" style:font-size-asian="10.5pt" style:font-size-complex="12pt"/>
    </style:style>
    <style:style style:name="P26" style:family="paragraph" style:parent-style-name="Table_20_Contents">
      <style:text-properties fo:font-size="12pt" officeooo:rsid="002b419f" officeooo:paragraph-rsid="00300f6c" style:font-size-asian="10.5pt" style:font-size-complex="12pt"/>
    </style:style>
    <style:style style:name="P27" style:family="paragraph" style:parent-style-name="Table_20_Contents">
      <style:text-properties fo:font-size="12pt" officeooo:paragraph-rsid="002c2bca" style:font-size-asian="10.5pt" style:font-size-complex="12pt"/>
    </style:style>
    <style:style style:name="P28" style:family="paragraph" style:parent-style-name="Table_20_Contents">
      <style:text-properties fo:font-size="12pt" officeooo:rsid="00300f6c" officeooo:paragraph-rsid="00300f6c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bf0d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d3fba"/>
    </style:style>
    <style:style style:name="T5" style:family="text">
      <style:text-properties style:text-underline-style="solid" style:text-underline-width="auto" style:text-underline-color="font-color" officeooo:rsid="001a2cdf"/>
    </style:style>
    <style:style style:name="T6" style:family="text">
      <style:text-properties officeooo:rsid="001dac9f"/>
    </style:style>
    <style:style style:name="T7" style:family="text">
      <style:text-properties officeooo:rsid="00228e08"/>
    </style:style>
    <style:style style:name="T8" style:family="text">
      <style:text-properties officeooo:rsid="0024ba7f"/>
    </style:style>
    <style:style style:name="T9" style:family="text">
      <style:text-properties officeooo:rsid="0025fc88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68795" style:font-weight-asian="normal" style:font-weight-complex="normal"/>
    </style:style>
    <style:style style:name="T12" style:family="text">
      <style:text-properties style:text-underline-style="none" fo:font-weight="normal" officeooo:rsid="00277a3f" style:font-weight-asian="normal" style:font-weight-complex="normal"/>
    </style:style>
    <style:style style:name="T13" style:family="text">
      <style:text-properties style:text-underline-style="none" fo:font-weight="normal" officeooo:rsid="002887f7" style:font-weight-asian="normal" style:font-weight-complex="normal"/>
    </style:style>
    <style:style style:name="T14" style:family="text">
      <style:text-properties officeooo:rsid="002c2bca"/>
    </style:style>
    <style:style style:name="T15" style:family="text">
      <style:text-properties officeooo:rsid="002dd66f"/>
    </style:style>
    <style:style style:name="T16" style:family="text">
      <style:text-properties officeooo:rsid="002f0d53"/>
    </style:style>
    <style:style style:name="T17" style:family="text">
      <style:text-properties officeooo:rsid="00300f6c"/>
    </style:style>
    <style:style style:name="T18" style:family="text">
      <style:text-properties officeooo:rsid="00310dbc"/>
    </style:style>
    <style:style style:name="T19" style:family="text">
      <style:text-properties officeooo:rsid="0031dd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ce n°<text:span text:style-name="T9">1</text:span></text:p>
      <text:p text:style-name="P4"><text:span text:style-name="T10">Au début je pensais que pour cet exercice l’erreur se trouvait dans le code C et la déclaration de y, puisqu’en ajout</text:span><text:span text:style-name="T11">ant extern on obtient la première </text:span><text:span text:style-name="T12">colonne</text:span><text:span text:style-name="T11"> à 0, c’est également le cas lorsque l’on défini y = 0. </text:span><text:span text:style-name="T12">(Mais de toute façon cela reste étrange pour une adresse si les symboles sont résolus).</text:span></text:p>
      <text:p text:style-name="P22"><text:span text:style-name="T12">E</text:span><text:span text:style-name="T10">n essayant plusieurs types pour y on obtient :</text:span></text:p>
      <text:p text:style-name="P4"><text:span text:style-name="T13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6"><text:span text:style-name="T15">Type</text:span> de y</text:p>
          </table:table-cell>
          <table:table-cell table:style-name="Tableau5.B1" office:value-type="string">
            <text:p text:style-name="P16">Première colonne d’objdump</text:p>
          </table:table-cell>
        </table:table-row>
        <table:table-row>
          <table:table-cell table:style-name="Tableau5.A2" office:value-type="string">
            <text:p text:style-name="P24"><text:span text:style-name="T15">int8-t</text:span></text:p>
          </table:table-cell>
          <table:table-cell table:style-name="Tableau5.B2" office:value-type="string">
            <text:p text:style-name="P15">00000001</text:p>
          </table:table-cell>
        </table:table-row>
        <table:table-row>
          <table:table-cell table:style-name="Tableau5.A2" office:value-type="string">
            <text:p text:style-name="P24"><text:span text:style-name="T15">int16-t</text:span></text:p>
          </table:table-cell>
          <table:table-cell table:style-name="Tableau5.B2" office:value-type="string">
            <text:p text:style-name="P15">00000002</text:p>
          </table:table-cell>
        </table:table-row>
        <table:table-row>
          <table:table-cell table:style-name="Tableau5.A2" office:value-type="string">
            <text:p text:style-name="P24"><text:span text:style-name="T15">int32-t</text:span></text:p>
          </table:table-cell>
          <table:table-cell table:style-name="Tableau5.B2" office:value-type="string">
            <text:p text:style-name="P15">00000004</text:p>
          </table:table-cell>
        </table:table-row>
        <table:table-row>
          <table:table-cell table:style-name="Tableau5.A2" office:value-type="string">
            <text:p text:style-name="P17"><text:span text:style-name="T14">d</text:span>ouble</text:p>
          </table:table-cell>
          <table:table-cell table:style-name="Tableau5.B2" office:value-type="string">
            <text:p text:style-name="P18">0000000<text:span text:style-name="T14">8</text:span></text:p>
          </table:table-cell>
        </table:table-row>
        <table:table-row>
          <table:table-cell table:style-name="Tableau5.A2" office:value-type="string">
            <text:p text:style-name="P25"><text:span text:style-name="T15">int8_t[3]</text:span></text:p>
          </table:table-cell>
          <table:table-cell table:style-name="Tableau5.B2" office:value-type="string">
            <text:p text:style-name="P18">0000000<text:span text:style-name="T16">3</text:span></text:p>
          </table:table-cell>
        </table:table-row>
        <table:table-row>
          <table:table-cell table:style-name="Tableau5.A2" office:value-type="string">
            <text:p text:style-name="P26"><text:span text:style-name="T17">int16_t[9]</text:span></text:p>
          </table:table-cell>
          <table:table-cell table:style-name="Tableau5.B2" office:value-type="string">
            <text:p text:style-name="P28">00000012</text:p>
          </table:table-cell>
        </table:table-row>
      </table:table>
      <text:p text:style-name="P19"/>
      <text:p text:style-name="P21">Dans le manuel d’objdump on lit :</text:p>
      <text:p text:style-name="P20">« <text:span text:style-name="T18">Here the first number is the symbol's value (sometimes refered to as its address). »</text:span></text:p>
      <text:p text:style-name="P21">Il n’y a pas plus d’informations dans le manuel de nm, néanmoins on voit que ce n’est pas forcément l’adresse. En cas de symbole <text:span text:style-name="T19">non résolu cette colonne prends des directives d’alignement.</text:span></text:p>
      <text:p text:style-name="P1"/>
      <text:p text:style-name="P1">Exercice n°2</text:p>
      <text:p text:style-name="P5">Voir le code <text:span text:style-name="T1"> /Linker/main2.c</text:span></text:p>
      <text:p text:style-name="P11">Après exécution le programme renvoie :</text:p>
      <text:p text:style-name="P1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3">(gdb) run</text:p>
            <text:p text:style-name="P13">Starting program: /home/ckoenig/Partage/enst/Documents/2A/SE203/Exercices/Linker/main2 </text:p>
            <text:p text:style-name="P13">Addresse de x (rodata) = 555548e4</text:p>
            <text:p text:style-name="P13">Addresse de y (data) = 55755010</text:p>
            <text:p text:style-name="P13">Addresse de z (bss) = 5575501c</text:p>
            <text:p text:style-name="P13">Addresse de a (tas) = ffffdfb8</text:p>
            <text:p text:style-name="P13">Addresse de b (n°2) = ffffdf80</text:p>
            <text:p text:style-name="P13">Addresse de b (n°3) = ffffdf60</text:p>
            <text:p text:style-name="P13">[Inferior 1 (process 3429) exited normally]</text:p>
          </table:table-cell>
        </table:table-row>
      </table:table>
      <text:p text:style-name="P3"/>
      <text:p text:style-name="P9">On lit de plus le registre d’instruction 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3">(gdb) info reg rip</text:p>
            <text:p text:style-name="P13">rip <text:s text:c="11"/>0x555555554709<text:tab/>0x555555554709 &lt;main+15&gt;</text:p>
          </table:table-cell>
        </table:table-row>
      </table:table>
      <text:p text:style-name="P9"/>
      <text:p text:style-name="P9">C’est ici que je me suis rendu compte que les adresses retournées par le programme C étaient tronquées (puisque c’est un processeur 64bits), après avoir vérifié dans gdb ce n’est pas un problème car à chaque fois la partie tronquée est la même <text:span text:style-name="T2">car la mémoire est contiguë. En revanche il faut faire attention pour la pile et le tas qui sont situés dans une autre partie de la mémoire.</text:span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4">(gdb) info reg rbp</text:p>
            <text:p text:style-name="P14">rbp <text:s text:c="11"/>0x7fffffffdf70 <text:s text:c="2"/>0x7fffffffdf70</text:p>
          </table:table-cell>
        </table:table-row>
      </table:table>
      <text:p text:style-name="P9"/>
      <text:p text:style-name="P7">On en déduit que l’organisation des sections <text:span text:style-name="T7">en mémoire</text:span> est (rangées en adresses croissantes) :</text:p>
      <text:p text:style-name="P8"><text:tab/><text:span text:style-name="T3">.</text:span><text:span text:style-name="T4">text, </text:span><text:span text:style-name="T3">.data, .bss</text:span><text:span text:style-name="T4">, </text:span><text:span text:style-name="T3">.rodata, </text:span><text:span text:style-name="T5">tas, pile</text:span></text:p>
      <text:p text:style-name="P6"/>
      <text:p text:style-name="P6">On peut en plus lire le fichier ELF avec objdump <text:span text:style-name="T6">pour vérifier la cohérence.</text:span></text:p>
      <text:p text:style-name="P6"><text:soft-pag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3">main2: <text:s text:c="4"/>format de fichier elf64-x86-64</text:p>
            <text:p text:style-name="P13"/>
            <text:p text:style-name="P13">Sections :</text:p>
            <text:p text:style-name="P13">Idx Name <text:s text:c="9"/>Taille <text:s text:c="3"/>VMA <text:s text:c="14"/>LMA <text:s text:c="14"/>Off fich <text:s/>Algn</text:p>
            <text:p text:style-name="P13"><text:s/>13 .text <text:s text:c="8"/>000002c2 <text:s/>00000000000005f0 <text:s/>00000000000005f0 <text:s/>000005f0 <text:s/>2**4</text:p>
            <text:p text:style-name="P13"><text:s text:c="18"/>CONTENTS, ALLOC, LOAD, READONLY, CODE</text:p>
            <text:p text:style-name="P13"><text:s/>15 .rodata <text:s text:c="6"/>00000090 <text:s/>00000000000008c0 <text:s/>00000000000008c0 <text:s/>000008c0 <text:s/>2**2</text:p>
            <text:p text:style-name="P13"><text:s text:c="18"/>CONTENTS, ALLOC, LOAD, READONLY, DATA</text:p>
            <text:p text:style-name="P13"><text:s/>22 .data <text:s text:c="8"/>00000018 <text:s/>0000000000201000 <text:s/>0000000000201000 <text:s/>00001000 <text:s/>2**3</text:p>
            <text:p text:style-name="P13"><text:s text:c="18"/>CONTENTS, ALLOC, LOAD, DATA</text:p>
            <text:p text:style-name="P13"><text:s/>23 .bss <text:s text:c="9"/>00000008 <text:s/>0000000000201018 <text:s/>0000000000201018 <text:s/>00001018 <text:s/>2**2</text:p>
            <text:p text:style-name="P13"><text:s text:c="18"/>ALLOC</text:p>
          </table:table-cell>
        </table:table-row>
      </table:table>
      <text:p text:style-name="P10"/>
      <text:p text:style-name="P10">Enfin on voit, soit en suivant le pointeur de pile, soit en lisant le retour du programme C que l<text:span text:style-name="T8">a pile</text:span> croît vers adresses basses.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34:32.275787788</meta:creation-date>
    <dc:date>2019-09-30T18:39:25.275661496</dc:date>
    <meta:editing-duration>PT1H48M43S</meta:editing-duration>
    <meta:editing-cycles>38</meta:editing-cycles>
    <meta:generator>LibreOffice/5.2.7.2$Linux_X86_64 LibreOffice_project/20m0$Build-2</meta:generator>
    <meta:document-statistic meta:table-count="5" meta:image-count="0" meta:object-count="0" meta:page-count="2" meta:paragraph-count="53" meta:word-count="409" meta:character-count="2720" meta:non-whitespace-character-count="2169"/>
  </office:meta>
</office:document-meta>
</file>